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3, 2022 (08:51:5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 and Conversion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Operators-Conversions.pptx" office:name=""><text:span text:style-name="Definition">pptx</text:span></text:a>, <text:a xlink:type="simple" xlink:href="https://github.com/csci-1301/csci-1301.github.io/raw/main/lectures/040_operators/Operators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ithmetic on Mixed Datatyp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Arithmetic-Conversions.pptx" office:name=""><text:span text:style-name="Definition">pptx</text:span></text:a>, <text:a xlink:type="simple" xlink:href="https://github.com/csci-1301/csci-1301.github.io/raw/main/lectures/040_operators/Arithmetic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UML Diagrams and Method Call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Method-Details-UML.pptx" office:name=""><text:span text:style-name="Definition">pptx</text:span></text:a>, <text:a xlink:type="simple" xlink:href="https://github.com/csci-1301/csci-1301.github.io/raw/main/lectures/060_object_oriented_intro/Method-Details-UML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Variable Scope and Reference 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Scope-Reference-Types.pptx" office:name=""><text:span text:style-name="Definition">pptx</text:span></text:a>, <text:a xlink:type="simple" xlink:href="https://github.com/csci-1301/csci-1301.github.io/raw/main/lectures/060_object_oriented_intro/Scope-Reference-Typ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 &amp; Properti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If Statement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If-With-Classes.pptx" office:name=""><text:span text:style-name="Definition">pptx</text:span></text:a>, <text:a xlink:type="simple" xlink:href="https://github.com/csci-1301/csci-1301.github.io/raw/main/lectures/130_combining_decision_and_classes/If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While Loop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While-With-Classes.pptx" office:name=""><text:span text:style-name="Definition">pptx</text:span></text:a>, <text:a xlink:type="simple" xlink:href="https://github.com/csci-1301/csci-1301.github.io/raw/main/lectures/130_combining_decision_and_classes/While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40_arrays/Arrays.pptx" office:name=""><text:span text:style-name="Definition">pptx</text:span></text:a>, <text:a xlink:type="simple" xlink:href="https://github.com/csci-1301/csci-1301.github.io/raw/main/lectures/140_arrays/Array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 and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Advanced-Loops.pptx" office:name=""><text:span text:style-name="Definition">pptx</text:span></text:a>, <text:a xlink:type="simple" xlink:href="https://github.com/csci-1301/csci-1301.github.io/raw/main/lectures/160_foreach/Arrays-Advanced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3T13:52:05Z</meta:creation-date>
    <dc:date>2022-01-03T13:52:05Z</dc:date>
    <meta:user-defined meta:name="date" meta:value-type="string">January   3, 2022 (08:51:5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